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,BoldItalic" svg:font-family="'Times New Roman,BoldItalic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,BoldItalic1" svg:font-family="'Times New Roman,BoldItali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075in" fo:margin-bottom="0in" style:contextual-spacing="false" fo:line-height="100%" fo:orphans="0" fo:widows="0" fo:text-indent="0in" style:auto-text-indent="false"/>
      <style:text-properties fo:font-weight="bold" style:font-weight-asian="bold" style:font-name-complex="Calibri1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Calibri1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color="#000000" fo:font-weight="bold" style:font-weight-asian="bold" style:font-name-complex="Calibri1"/>
    </style:style>
    <style:style style:name="P5" style:family="paragraph" style:parent-style-name="Standard">
      <style:paragraph-properties fo:margin-left="2in" fo:margin-right="0.5626in" fo:margin-top="0.048in" fo:margin-bottom="0in" style:contextual-spacing="false" fo:line-height="100%" fo:orphans="0" fo:widows="0" fo:text-indent="0in" style:auto-text-indent="false"/>
    </style:style>
    <style:style style:name="P6" style:family="paragraph" style:parent-style-name="Standard">
      <style:paragraph-properties fo:margin-left="0in" fo:margin-right="0.6252in" fo:margin-top="0in" fo:margin-bottom="0in" style:contextual-spacing="false" fo:line-height="0.1583in" fo:orphans="0" fo:widows="0" fo:text-indent="0in" style:auto-text-indent="false"/>
    </style:style>
    <style:style style:name="P7" style:family="paragraph" style:parent-style-name="Standard">
      <style:paragraph-properties fo:margin-left="0in" fo:margin-right="1.9374in" fo:margin-top="0.002in" fo:margin-bottom="0in" style:contextual-spacing="false" fo:line-height="0.1598in" fo:orphans="0" fo:widows="0" fo:text-indent="0in" style:auto-text-indent="false"/>
      <style:text-properties fo:color="#000000" fo:font-size="12pt" fo:language="fr" fo:country="FR" style:text-underline-style="solid" style:text-underline-width="auto" style:text-underline-color="font-color" style:font-size-asian="12pt" style:font-name-complex="Calibri1" style:font-size-complex="12pt"/>
    </style:style>
    <style:style style:name="P8" style:family="paragraph" style:parent-style-name="Standard">
      <style:paragraph-properties fo:margin-top="0.0075in" fo:margin-bottom="0in" style:contextual-spacing="false" fo:line-height="100%" fo:orphans="0" fo:widows="0"/>
    </style:style>
    <style:style style:name="P9" style:family="paragraph" style:parent-style-name="Standard">
      <style:paragraph-properties fo:margin-top="0.0075in" fo:margin-bottom="0in" style:contextual-spacing="false" fo:line-height="100%" fo:orphans="0" fo:widows="0"/>
      <style:text-properties fo:font-weight="bold" style:font-weight-asian="bold" style:font-name-complex="Calibri1" style:font-weight-complex="bold"/>
    </style:style>
    <style:style style:name="P10" style:family="paragraph" style:parent-style-name="Standard">
      <style:paragraph-properties fo:margin-top="0.0075in" fo:margin-bottom="0in" style:contextual-spacing="false" fo:line-height="0.1945in" fo:orphans="0" fo:widows="0">
        <style:tab-stops>
          <style:tab-stop style:position="0.6252in"/>
        </style:tab-stops>
      </style:paragraph-properties>
    </style:style>
    <style:style style:name="P11" style:family="paragraph" style:parent-style-name="Standard">
      <style:paragraph-properties fo:margin-top="0.0075in" fo:margin-bottom="0in" style:contextual-spacing="false" fo:line-height="0.2008in" fo:orphans="0" fo:widows="0"/>
      <style:text-properties fo:color="#000000" fo:font-size="12pt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P12" style:family="paragraph" style:parent-style-name="Standard">
      <style:paragraph-properties fo:margin-top="0.0075in" fo:margin-bottom="0in" style:contextual-spacing="false" fo:line-height="100%" fo:orphans="0" fo:widows="0"/>
      <style:text-properties fo:color="#000000" fo:font-size="12pt" style:font-size-asian="12pt" style:font-name-complex="Calibri1" style:font-size-complex="12pt"/>
    </style:style>
    <style:style style:name="P13" style:family="paragraph" style:parent-style-name="Standard">
      <style:paragraph-properties fo:margin-top="0.0075in" fo:margin-bottom="0in" style:contextual-spacing="false" fo:line-height="0.2008in" fo:orphans="0" fo:widows="0"/>
      <style:text-properties fo:color="#000000" fo:font-size="12pt" fo:letter-spacing="-0.0008in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P14" style:family="paragraph" style:parent-style-name="Standard">
      <style:paragraph-properties fo:margin-top="0.0075in" fo:margin-bottom="0in" style:contextual-spacing="false" fo:line-height="100%" fo:orphans="0" fo:widows="0"/>
      <style:text-properties fo:font-weight="normal" style:font-weight-asian="normal" style:font-name-complex="Calibri1" style:font-weight-complex="normal"/>
    </style:style>
    <style:style style:name="P15" style:family="paragraph" style:parent-style-name="Standard">
      <style:paragraph-properties fo:margin-top="0.0075in" fo:margin-bottom="0in" style:contextual-spacing="false" fo:line-height="100%" fo:orphans="0" fo:widows="0"/>
      <style:text-properties style:font-name-complex="Calibri1"/>
    </style:style>
    <style:style style:name="P16" style:family="paragraph" style:parent-style-name="Standard">
      <style:paragraph-properties fo:margin-top="0.0075in" fo:margin-bottom="0in" style:contextual-spacing="false" fo:line-height="100%" fo:orphans="0" fo:widows="0"/>
      <style:text-properties fo:font-size="12pt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P17" style:family="paragraph" style:parent-style-name="Standard">
      <style:paragraph-properties fo:margin-top="0.0075in" fo:margin-bottom="0in" style:contextual-spacing="false" fo:line-height="100%" fo:orphans="0" fo:widows="0"/>
      <style:text-properties fo:font-size="12pt" fo:letter-spacing="-0.0008in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P18" style:family="paragraph" style:parent-style-name="Standard">
      <style:paragraph-properties fo:margin-top="0.0008in" fo:margin-bottom="0in" style:contextual-spacing="false" fo:line-height="0.1945in" fo:orphans="0" fo:widows="0"/>
      <style:text-properties fo:color="#000000" fo:font-size="12pt" style:font-size-asian="12pt" style:font-name-complex="Calibri1" style:font-size-complex="12pt"/>
    </style:style>
    <style:style style:name="P19" style:family="paragraph" style:parent-style-name="Standard" style:list-style-name="L1">
      <style:paragraph-properties fo:margin-top="0.0008in" fo:margin-bottom="0in" style:contextual-spacing="false" fo:line-height="0.1945in" fo:orphans="0" fo:widows="0"/>
      <style:text-properties fo:color="#000000" style:font-name-complex="Calibri1"/>
    </style:style>
    <style:style style:name="P20" style:family="paragraph" style:parent-style-name="Standard" style:list-style-name="L2">
      <style:paragraph-properties fo:margin-top="0.0075in" fo:margin-bottom="0in" style:contextual-spacing="false" fo:line-height="100%" fo:orphans="0" fo:widows="0"/>
      <style:text-properties fo:letter-spacing="0.0008in" fo:font-weight="normal" style:font-weight-asian="normal" style:font-name-complex="Calibri1" style:font-weight-complex="normal"/>
    </style:style>
    <style:style style:name="P21" style:family="paragraph" style:parent-style-name="Standard" style:list-style-name="L3">
      <style:paragraph-properties fo:margin-top="0.0075in" fo:margin-bottom="0in" style:contextual-spacing="false" fo:line-height="100%" fo:orphans="0" fo:widows="0"/>
      <style:text-properties fo:font-weight="normal" style:font-weight-asian="normal" style:font-name-complex="Calibri1" style:font-weight-complex="normal"/>
    </style:style>
    <style:style style:name="P22" style:family="paragraph" style:parent-style-name="Standard" style:list-style-name="L2">
      <style:paragraph-properties fo:margin-top="0.0075in" fo:margin-bottom="0in" style:contextual-spacing="false" fo:line-height="0.2008in" fo:orphans="0" fo:widows="0"/>
      <style:text-properties fo:color="#000000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23" style:family="paragraph" style:parent-style-name="Table_20_Contents" style:list-style-name="L2">
      <style:paragraph-properties fo:margin-top="0.0008in" fo:margin-bottom="0in" style:contextual-spacing="false" fo:line-height="100%" fo:orphans="0" fo:widows="0"/>
      <style:text-properties fo:color="#000000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T1" style:family="text">
      <style:text-properties fo:color="#a6a6a6" style:font-name="Times New Roman" fo:font-size="12pt" fo:language="fr" fo:country="FR" fo:font-weight="bold" style:font-size-asian="12pt" style:font-weight-asian="bold" style:font-size-complex="12pt" style:font-weight-complex="bold"/>
    </style:style>
    <style:style style:name="T2" style:family="text">
      <style:text-properties fo:color="#a6a6a6" style:font-name="Times New Roman" fo:font-size="12pt" fo:letter-spacing="0.0008in" fo:language="fr" fo:country="FR" fo:font-weight="bold" style:font-size-asian="12pt" style:font-weight-asian="bold" style:font-size-complex="12pt" style:font-weight-complex="bold"/>
    </style:style>
    <style:style style:name="T3" style:family="text">
      <style:text-properties fo:color="#a6a6a6" fo:font-size="12pt" fo:letter-spacing="0.0008in" fo:language="fr" fo:country="FR" style:font-size-asian="12pt" style:font-name-complex="Calibri1" style:font-size-complex="12pt"/>
    </style:style>
    <style:style style:name="T4" style:family="text">
      <style:text-properties fo:color="#a6a6a6" fo:font-size="12pt" fo:letter-spacing="0.0008in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5" style:family="text">
      <style:text-properties fo:color="#a6a6a6" fo:font-size="12pt" fo:letter-spacing="0.0008in" fo:language="fr" fo:country="FR" fo:font-weight="bold" style:font-size-asian="12pt" style:font-weight-asian="bold" style:font-name-complex="Calibri1" style:font-size-complex="12pt" style:font-weight-complex="bold"/>
    </style:style>
    <style:style style:name="T6" style:family="text">
      <style:text-properties fo:color="#a6a6a6" fo:font-size="12pt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7" style:family="text">
      <style:text-properties fo:color="#a6a6a6" fo:font-size="12pt" fo:language="fr" fo:country="FR" fo:font-weight="bold" style:font-size-asian="12pt" style:font-weight-asian="bold" style:font-name-complex="Calibri1" style:font-size-complex="12pt" style:font-weight-complex="bold"/>
    </style:style>
    <style:style style:name="T8" style:family="text">
      <style:text-properties fo:color="#a6a6a6" fo:font-size="12pt" fo:letter-spacing="-0.0008in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9" style:family="text">
      <style:text-properties fo:color="#a6a6a6" fo:font-size="12pt" fo:letter-spacing="-0.0016in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10" style:family="text">
      <style:text-properties style:font-name="Times New Roman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12" style:family="text">
      <style:text-properties fo:font-size="12pt" fo:letter-spacing="-0.0008in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13" style:family="text">
      <style:text-properties fo:font-size="12pt" fo:letter-spacing="-0.0016in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14" style:family="text">
      <style:text-properties fo:font-size="12pt" style:text-underline-style="none" fo:font-weight="normal" style:font-size-asian="12pt" style:font-weight-asian="normal" style:font-name-complex="Calibri1" style:font-size-complex="12pt" style:font-weight-complex="normal"/>
    </style:style>
    <style:style style:name="T15" style:family="text">
      <style:text-properties fo:font-weight="bold" style:font-weight-asian="bold" style:font-name-complex="Calibri1"/>
    </style:style>
    <style:style style:name="T16" style:family="text">
      <style:text-properties fo:font-weight="bold" style:font-weight-asian="bold" style:font-name-complex="Calibri1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etter-spacing="0.0008in"/>
    </style:style>
    <style:style style:name="T19" style:family="text">
      <style:text-properties fo:letter-spacing="0.0008in" style:font-name-complex="Calibri1"/>
    </style:style>
    <style:style style:name="T20" style:family="text">
      <style:text-properties fo:letter-spacing="0.0008in" fo:font-weight="bold" style:font-weight-asian="bold" style:font-name-complex="Calibri1" style:font-weight-complex="bold"/>
    </style:style>
    <style:style style:name="T21" style:family="text">
      <style:text-properties fo:letter-spacing="0.0008in" fo:font-weight="normal" style:font-weight-asian="normal" style:font-weight-complex="normal"/>
    </style:style>
    <style:style style:name="T22" style:family="text">
      <style:text-properties fo:letter-spacing="0.0008in" fo:font-weight="normal" style:font-weight-asian="normal" style:font-name-complex="Calibri1" style:font-weight-complex="normal"/>
    </style:style>
    <style:style style:name="T23" style:family="text">
      <style:text-properties fo:letter-spacing="0.0008in" fo:font-weight="normal" officeooo:rsid="0009205b" style:font-weight-asian="normal" style:font-name-complex="Calibri1" style:font-weight-complex="normal"/>
    </style:style>
    <style:style style:name="T24" style:family="text">
      <style:text-properties style:font-name-complex="Calibri1"/>
    </style:style>
    <style:style style:name="T25" style:family="text">
      <style:text-properties style:font-name-complex="Calibri1" style:font-weight-complex="bold"/>
    </style:style>
    <style:style style:name="T26" style:family="text">
      <style:text-properties fo:letter-spacing="-0.0008in" style:font-name-complex="Calibri1"/>
    </style:style>
    <style:style style:name="T27" style:family="text">
      <style:text-properties fo:letter-spacing="-0.0008in" fo:font-weight="bold" style:font-weight-asian="bold" style:font-name-complex="Calibri1" style:font-weight-complex="bold"/>
    </style:style>
    <style:style style:name="T28" style:family="text">
      <style:text-properties fo:letter-spacing="-0.0008in" fo:font-weight="normal" style:font-weight-asian="normal" style:font-weight-complex="normal"/>
    </style:style>
    <style:style style:name="T29" style:family="text">
      <style:text-properties fo:color="#000000" style:font-name-complex="Calibri1"/>
    </style:style>
    <style:style style:name="T30" style:family="text">
      <style:text-properties fo:color="#000000" fo:font-weight="bold" style:font-weight-asian="bold" style:font-name-complex="Calibri1"/>
    </style:style>
    <style:style style:name="T31" style:family="text">
      <style:text-properties fo:color="#000000" fo:font-style="italic" style:font-style-asian="italic" style:font-name-complex="Calibri1"/>
    </style:style>
    <style:style style:name="T32" style:family="text">
      <style:text-properties fo:color="#000000" fo:font-size="12pt" style:text-underline-style="none" style:font-size-asian="12pt" style:font-size-complex="12pt"/>
    </style:style>
    <style:style style:name="T33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34" style:family="text">
      <style:text-properties fo:color="#000000" fo:font-size="12pt" fo:letter-spacing="-0.0008in" style:text-underline-style="none" style:font-size-asian="12pt" style:font-size-complex="12pt"/>
    </style:style>
    <style:style style:name="T35" style:family="text">
      <style:text-properties fo:color="#000000" fo:font-size="12pt" fo:letter-spacing="-0.0008in" style:text-underline-style="none" fo:font-weight="bold" style:font-size-asian="12pt" style:font-weight-asian="bold" style:font-size-complex="12pt" style:font-weight-complex="bold"/>
    </style:style>
    <style:style style:name="T36" style:family="text">
      <style:text-properties fo:color="#000000" fo:font-size="12pt" fo:letter-spacing="-0.0016in" style:text-underline-style="none" fo:font-weight="bold" style:font-size-asian="12pt" style:font-weight-asian="bold" style:font-size-complex="12pt" style:font-weight-complex="bold"/>
    </style:style>
    <style:style style:name="T37" style:family="text">
      <style:text-properties fo:letter-spacing="-0.0063in" fo:font-weight="normal" style:font-weight-asian="normal" style:font-weight-complex="normal"/>
    </style:style>
    <style:style style:name="T38" style:family="text">
      <style:text-properties fo:color="#4f82be" style:font-name="Times New Roman,BoldItalic" fo:font-style="italic" fo:font-weight="bold" style:font-style-asian="italic" style:font-weight-asian="bold" style:font-name-complex="Times New Roman,BoldItalic1" style:font-style-complex="italic" style:font-weight-complex="bold"/>
    </style:style>
    <style:style style:name="T39" style:family="text">
      <style:text-properties fo:font-weight="normal" style:font-weight-asian="normal" style:font-name-complex="Calibri1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"><text:span text:style-name="T1"><text:s text:c="14"/>VRI</text:span><text:span text:style-name="T2">T</text:span><text:span text:style-name="T1">ANT</text:span><text:span text:style-name="T2"> </text:span><text:span text:style-name="T1">NARESH JAIN</text:span></text:p>
        <text:p text:style-name="P6"><text:span text:style-name="T5">Tel.:972-971-0241</text:span><text:span text:style-name="T3"><text:tab/><text:tab/><text:tab/><text:tab/><text:tab/> <text:s text:c="8"/></text:span><text:span text:style-name="T5">Email:</text:span><text:span text:style-name="T7"> </text:span><text:a xlink:type="simple" xlink:href="mailto:adarshvritant@gmail.com"><text:span text:style-name="T6">a</text:span></text:a><text:a xlink:type="simple" xlink:href="mailto:adarshvritant@gmail.com"><text:span text:style-name="T4">d</text:span></text:a><text:a xlink:type="simple" xlink:href="mailto:adarshvritant@gmail.com"><text:span text:style-name="T6">ar</text:span></text:a><text:a xlink:type="simple" xlink:href="mailto:adarshvritant@gmail.com"><text:span text:style-name="T8">sh</text:span></text:a><text:a xlink:type="simple" xlink:href="mailto:adarshvritant@gmail.com"><text:span text:style-name="T4">v</text:span></text:a><text:a xlink:type="simple" xlink:href="mailto:adarshvritant@gmail.com"><text:span text:style-name="T6">r</text:span></text:a><text:a xlink:type="simple" xlink:href="mailto:adarshvritant@gmail.com"><text:span text:style-name="T8">it</text:span></text:a><text:a xlink:type="simple" xlink:href="mailto:adarshvritant@gmail.com"><text:span text:style-name="T6">a</text:span></text:a><text:a xlink:type="simple" xlink:href="mailto:adarshvritant@gmail.com"><text:span text:style-name="T4">n</text:span></text:a><text:a xlink:type="simple" xlink:href="mailto:adarshvritant@gmail.com"><text:span text:style-name="T9">t</text:span></text:a><text:a xlink:type="simple" xlink:href="mailto:adarshvritant@gmail.com"><text:span text:style-name="T8">@</text:span></text:a><text:a xlink:type="simple" xlink:href="mailto:adarshvritant@gmail.com"><text:span text:style-name="T4">g</text:span></text:a><text:a xlink:type="simple" xlink:href="mailto:adarshvritant@gmail.com"><text:span text:style-name="T9">m</text:span></text:a><text:a xlink:type="simple" xlink:href="mailto:adarshvritant@gmail.com"><text:span text:style-name="T6">a</text:span></text:a><text:a xlink:type="simple" xlink:href="mailto:adarshvritant@gmail.com"><text:span text:style-name="T4">i</text:span></text:a><text:span text:style-name="T8">l</text:span><text:a xlink:type="simple" xlink:href="mailto:adarshvritant@gmail.com"><text:span text:style-name="T6">.c</text:span></text:a><text:a xlink:type="simple" xlink:href="mailto:adarshvritant@gmail.com"><text:span text:style-name="T4">o</text:span></text:a><text:a xlink:type="simple" xlink:href="mailto:adarshvritant@gmail.com"><text:span text:style-name="T6">m</text:span></text:a></text:p>
        <text:p text:style-name="P7"/>
        <text:p text:style-name="P11">SUMMARY</text:p>
        <text:list xml:id="list1320270338290268394" text:style-name="L1">
          <text:list-item>
            <text:p text:style-name="P19">2.5 years of experience as a Software Applications Engineer at Red Hat, working on integrating critical Red Hat IT systems and SOA services</text:p>
          </text:list-item>
          <text:list-item>
            <text:p text:style-name="P19">2 years of prior experience in development and maintenance of web and business applications</text:p>
          </text:list-item>
          <text:list-item>
            <text:p text:style-name="P19">Master of Science in Computer Science with 2 years of experience as a Research Assistant</text:p>
          </text:list-item>
          <text:list-item>
            <text:p text:style-name="P19">I enjoy working on challenging problems and am very passionate about my work</text:p>
          </text:list-item>
        </text:list>
        <text:p text:style-name="P18"/>
        <text:p text:style-name="P16">CURRENT EMPLOYMENT</text:p>
        <text:p text:style-name="P8"><text:span text:style-name="T20">Software Applications Engineer, at Red Hat </text:span><text:span text:style-name="T22">(April 2012-Present)</text:span></text:p>
        <text:p text:style-name="P8"><text:span text:style-name="T20">Current Role:</text:span><text:span text:style-name="T22"> Enterprise Service Bus developer and primary contact.</text:span></text:p>
        <text:list xml:id="list4407138852054582276" text:style-name="L2">
          <text:list-item>
            <text:p text:style-name="P20">Led the team in requirements gathering, design and delivery of business critical integration solutions in two of Red Hat IT's largest annual projects after assisting in one.</text:p>
          </text:list-item>
          <text:list-item>
            <text:p text:style-name="P20">Rewarded for transparency, accountability and collaboration for contribution to these projects.</text:p>
          </text:list-item>
          <text:list-item>
            <text:p text:style-name="P20">Co-ordinated and executed most (~20) of the team's releases to production environment.</text:p>
          </text:list-item>
          <text:list-item>
            <text:p text:style-name="P20">Designated as primary ESB developer in little over a year.</text:p>
          </text:list-item>
          <text:list-item>
            <text:p text:style-name="P20">As primary developer, I am the domain expert responsible for integration of around a dozen heterogeneous systems with the ESB.</text:p>
          </text:list-item>
          <text:list-item>
            <text:p text:style-name="P20">Chosen as the Production control corporal in a DevOps capacity.</text:p>
          </text:list-item>
          <text:list-item>
            <text:p text:style-name="P20">Established team's brand identity via performance and training newer peers.</text:p>
          </text:list-item>
        </text:list>
        <text:p text:style-name="P8"><text:span text:style-name="T20">Environment:</text:span><text:span text:style-name="T22"> Java, PL/SQL, JBoss ESB, XML, XSLT, XSD, git, maven, puppet, Java EE, Oracle, RHEL, JBoss AS, Eclipse, Junit, Mongo DB, mysql, </text:span><text:span text:style-name="T23">Angular JS</text:span></text:p>
        <text:p text:style-name="P14"><text:span text:style-name="T17">Past Role:</text:span> SOA Services developer ( RESTful &amp; SOAP Java web services )</text:p>
        <text:list xml:id="list5553307345589900057" text:style-name="L3">
          <text:list-item>
            <text:p text:style-name="P21">Worked on enhancement and maintenance of around 40 SOA services supporting Red Hat's in-house and customer facing applications.</text:p>
          </text:list-item>
          <text:list-item>
            <text:p text:style-name="P21">Documented business services by creating and maintaining Use case diagrams, Class diagrams &amp; Data Model diagrams.</text:p>
          </text:list-item>
          <text:list-item>
            <text:p text:style-name="P21">Gained diverse experience in an agile environment on git source control, building RPMs and deployment via Jenkins in an integrated environment configured with puppet.</text:p>
          </text:list-item>
        </text:list>
        <text:p text:style-name="P9"><text:span text:style-name="T18">Environment:</text:span><text:span text:style-name="T21"> Java, REST, SOAP, RHEL, JBoss AS, SOAP UI, Magic Draw, Oracle, JUnit, maven, git, puppet, UML</text:span></text:p>
        <text:p text:style-name="P12"/>
        <text:p text:style-name="P11">QUALIFICATIONS</text:p>
        <text:list xml:id="list1930825267449" text:continue-list="list4407138852054582276" text:style-name="L2">
          <text:list-item>
            <text:p text:style-name="P20"><text:span text:style-name="T33">Master </text:span><text:span text:style-name="T35">o</text:span><text:span text:style-name="T33">f Science in C</text:span><text:span text:style-name="T36">o</text:span><text:span text:style-name="T33">mputer Sc</text:span><text:span text:style-name="T35">ie</text:span><text:span text:style-name="T33">nce </text:span><text:span text:style-name="T32">from University </text:span><text:span text:style-name="T34">o</text:span><text:span text:style-name="T32">f</text:span><text:span text:style-name="T34"> </text:span><text:span text:style-name="T32">Texas at</text:span><text:span text:style-name="T34"> </text:span><text:span text:style-name="T32">Arlington ( Dec 2011 ) </text:span></text:p>
          </text:list-item>
          <text:list-item>
            <text:p text:style-name="P22">Red Hat certified System Administrator ( RHCSA ) <text:span text:style-name="T40">Red Hat Certification,</text:span> <text:span text:style-name="T40">( Nov 2013 )</text:span></text:p>
          </text:list-item>
          <text:list-item>
            <text:p text:style-name="P22">Oracle Certified Associate, Java SE 7 ( OCAJP ) <text:span text:style-name="T40">Oracle University, ( Jun 2014 )</text:span></text:p>
          </text:list-item>
          <text:list-item>
            <text:p text:style-name="P23">Bachelor of Technology in Computer Science &amp; Engineering <text:s/><text:span text:style-name="T40">from Jawaharlal</text:span><text:span text:style-name="T37"> </text:span><text:span text:style-name="T40">Nehru</text:span><text:span text:style-name="T28"> </text:span><text:span text:style-name="T40">Techn</text:span><text:span text:style-name="T21">o</text:span><text:span text:style-name="T40">l</text:span><text:span text:style-name="T21">o</text:span><text:span text:style-name="T40">gical </text:span><text:span text:style-name="T28">U</text:span><text:span text:style-name="T40">niversity, ( June 2009 )</text:span></text:p>
          </text:list-item>
        </text:list>
        <text:p text:style-name="P13"/>
        <text:p text:style-name="P8"><text:span text:style-name="T12">P</text:span><text:span text:style-name="T11">ROFESSI</text:span><text:span text:style-name="T13">O</text:span><text:span text:style-name="T11">NAL EX</text:span><text:span text:style-name="T12">P</text:span><text:span text:style-name="T11">ER</text:span><text:span text:style-name="T13">I</text:span><text:span text:style-name="T11">ENCE</text:span></text:p>
        <text:p text:style-name="P8"><text:span text:style-name="T16">QA Automation Developer, </text:span><text:span text:style-name="T20">Transamerica<text:tab/></text:span><text:span text:style-name="T22">(</text:span><text:span text:style-name="T25">Feb 2012-March 2012)</text:span></text:p>
        <text:p text:style-name="P8"><text:span text:style-name="T16">Project: </text:span><text:span text:style-name="T24">Development, modification and execution of automated testing software using HP QTP, Fitnesse and Selenium in an Agile development environment.</text:span></text:p>
        <text:p text:style-name="P8"><text:span text:style-name="T16">Environment:</text:span><text:span text:style-name="T10"> Java, JSP, JSF, HP QTP, Fitnesse, Selenium, Netbeans, Junit, MySql</text:span></text:p>
        <text:p text:style-name="P17"><text:soft-page-break/></text:p>
        <text:p text:style-name="P8"><text:span text:style-name="T12">P</text:span><text:span text:style-name="T11">ROFESSI</text:span><text:span text:style-name="T13">O</text:span><text:span text:style-name="T11">NAL EX</text:span><text:span text:style-name="T12">P</text:span><text:span text:style-name="T11">ER</text:span><text:span text:style-name="T13">I</text:span><text:span text:style-name="T11">ENCE </text:span><text:span text:style-name="T14">cont’d</text:span></text:p>
        <text:p text:style-name="P8"><text:span text:style-name="T16">Research Assistant, </text:span><text:span text:style-name="T20">U</text:span><text:span text:style-name="T16">nivers</text:span><text:span text:style-name="T27">i</text:span><text:span text:style-name="T16">ty </text:span><text:span text:style-name="T20">o</text:span><text:span text:style-name="T16">f</text:span><text:span text:style-name="T27"> </text:span><text:span text:style-name="T16">Texas at</text:span><text:span text:style-name="T27"> </text:span><text:span text:style-name="T16">Arlingt</text:span><text:span text:style-name="T20">o</text:span><text:span text:style-name="T16">n </text:span><text:span text:style-name="T39">(</text:span><text:span text:style-name="T25">Jan 2011-Dec 2011)</text:span></text:p>
        <text:p text:style-name="P8"><text:span text:style-name="T16">Project:</text:span><text:span text:style-name="T38"> </text:span><text:span text:style-name="T24">Detection of and protection from Sybil attacks on open, decentralized micropublishing networks (like FETHR) with partial graph information as a part of Master’s thesis</text:span></text:p>
        <text:p text:style-name="P8"><text:span text:style-name="T16">Environment:</text:span><text:span text:style-name="T10"> Java, C++, Tex</text:span></text:p>
        <text:p text:style-name="P3"/>
        <text:p text:style-name="P2"><text:span text:style-name="T16">Project:</text:span><text:span text:style-name="T38"> </text:span><text:span text:style-name="T24">Modeling the behavior of physical intruders in a region monitored by a wireless sensor network. </text:span><text:span text:style-name="T25">Implemented </text:span><text:span text:style-name="T24">Q learning, reinforcement based Markov learning algorithm &amp; Dijikstra’s shortest path algorithm.</text:span></text:p>
        <text:p text:style-name="P8"><text:span text:style-name="T16">Environment:</text:span><text:span text:style-name="T10"> Java, Applets</text:span></text:p>
        <text:p text:style-name="P9"/>
        <text:p text:style-name="P8"><text:span text:style-name="T16">Web Programmer &amp; Reporting Analyst, Office of Graduate Studies, UTA (</text:span><text:span text:style-name="T25">April 2010-Jan 2011)</text:span></text:p>
        <text:p text:style-name="P8"><text:span text:style-name="T16">Project: </text:span><text:span text:style-name="T25"><text:s/>Responsible for m</text:span><text:span text:style-name="T24">aintenance of PHP</text:span><text:span text:style-name="T26"> </text:span><text:span text:style-name="T24">&amp;</text:span><text:span text:style-name="T26"> </text:span><text:span text:style-name="T24">J</text:span><text:span text:style-name="T19">a</text:span><text:span text:style-name="T24">vaScript applications f</text:span><text:span text:style-name="T26">o</text:span><text:span text:style-name="T24">r the Graduate </text:span><text:span text:style-name="T26">o</text:span><text:span text:style-name="T24">ffi</text:span><text:span text:style-name="T19">c</text:span><text:span text:style-name="T24">e w</text:span><text:span text:style-name="T19">e</text:span><text:span text:style-name="T24">bsi</text:span><text:span text:style-name="T26">t</text:span><text:span text:style-name="T24">e. Worked on feature requests for graduate school web tools based on request tickets.</text:span></text:p>
        <text:p text:style-name="P2"><text:span text:style-name="T15">Environment: </text:span><text:span text:style-name="T24">PHP, SQL, JavaScript (Prototype library), CSS, HTML, XML, AJAX </text:span></text:p>
        <text:p text:style-name="P1"/>
        <text:p text:style-name="P10"><text:span text:style-name="T15">Academic Project</text:span><text:span text:style-name="T39">(</text:span><text:span text:style-name="T25">Aug 2010 – Dec 2010)</text:span></text:p>
        <text:p text:style-name="P10"><text:span text:style-name="T15">Project: </text:span><text:span text:style-name="T31">VFNSCM, </text:span><text:span text:style-name="T29">a Supply chain management tool<text:tab/><text:tab/><text:tab/><text:tab/><text:tab/></text:span></text:p>
        <text:p text:style-name="P10"><text:span text:style-name="T30">Responsibilities: </text:span><text:span text:style-name="T24">Understand and implement creational, behavioral and structural design patterns. Implement reporting and string matching tools as features of the tool.</text:span><text:span text:style-name="T30"><text:tab/></text:span></text:p>
        <text:p text:style-name="P2"><text:span text:style-name="T30">Environment: </text:span><text:span text:style-name="T29">Java Swing Toolkit, Agile software development</text:span><text:span text:style-name="T30"> <text:tab/><text:tab/><text:tab/></text:span></text:p>
        <text:p text:style-name="P4"/>
        <text:p text:style-name="P8"><text:span text:style-name="T16">Hobby Project:</text:span><text:span text:style-name="T39"> Open Shift quick start – Worked on building a Croogo quick start for Cloud provider Open Shift, a web blogging application built over Cake PHP</text:span></text:p>
        <text:p text:style-name="P15"><text:span text:style-name="T17">Environment:</text:span><text:span text:style-name="T40"> git, PHP, mysql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,BoldItalic" svg:font-family="'Times New Roman,BoldItalic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,BoldItalic1" svg:font-family="'Times New Roman,BoldItalic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il" style:family="text" style:parent-style-name="Default_20_Paragraph_20_Font"/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scale="131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6528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1528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528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528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6528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528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528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1528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528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6252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028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4028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028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028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028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028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028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4028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028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RITANT N JAIN</dc:title>
    <meta:initial-creator>ADMIN</meta:initial-creator>
    <dc:description>Document was created by {applicationname}, version: {version}</dc:description>
    <meta:editing-cycles>29</meta:editing-cycles>
    <meta:print-date>2013-01-23T11:47:01</meta:print-date>
    <meta:creation-date>2012-03-19T03:16:00</meta:creation-date>
    <dc:date>2015-01-06T00:19:30.511570361</dc:date>
    <meta:editing-duration>PT12H8M57S</meta:editing-duration>
    <meta:generator>LibreOffice/4.2.7.2$Linux_x86 LibreOffice_project/420m0$Build-2</meta:generator>
    <meta:printed-by>Vritant Jain</meta:printed-by>
    <meta:document-statistic meta:table-count="0" meta:image-count="0" meta:object-count="0" meta:page-count="2" meta:paragraph-count="47" meta:word-count="619" meta:character-count="4167" meta:non-whitespace-character-count="3570"/>
    <meta:user-defined meta:name="AppVersion">12.0000</meta:user-defined>
    <meta:user-defined meta:name="Company">Dell In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